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Improvements</text:span> <text:span text:style-name="T2">for</text:span> <text:span text:style-name="T2">Paper: Paper 1 STS.010</text:span></text:p>
      <text:p text:style-name="Standard"><text:span text:style-name="T2"/></text:p>
      <text:p text:style-name="P1">--need to fix grammar / readability</text:p>
      <text:p text:style-name="P1"><text:tab/>-condense excessive wording</text:p>
      <text:p text:style-name="P1"><text:tab/>-explain stuff better<text:tab/></text:p>
      <text:p text:style-name="P1"><text:tab/><text:tab/>-how do the pts perform imagery tasks to answer yes-no questions</text:p>
      <text:p text:style-name="P1"><text:tab/><text:tab/><text:tab/>-in order to answer YES, the pt had to imagine himself hitting a ball, etc</text:p>
      <text:p text:style-name="P1"><text:tab/><text:tab/></text:p>
      <text:p text:style-name="P1"/>
      <text:p text:style-name="P2">Content:</text:p>
      <text:p text:style-name="P2"><text:tab/><text:span text:style-name="T4">Usage of images in the media</text:span></text:p>
      <text:p text:style-name="P2"><text:span text:style-name="T4"><text:tab/><text:tab/>-talk more abt [2 – Joyce K.]</text:span></text:p>
      <text:p text:style-name="P2"><text:span text:style-name="T4"><text:tab/><text:tab/>-</text:span></text:p>
      <text:p text:style-name="P2"><text:span text:style-name="T4"><text:tab/>Some ppl believe you DONT have to dumb it down, just explain in everyday language (w/o jargon)</text:span></text:p>
      <text:p text:style-name="P2"><text:span text:style-name="T4"><text:tab/><text:tab/>http://unews.ca/story/item/scientists-media-failure-to-communicate/print/</text:span></text:p>
      <text:p text:style-name="P2"><text:span text:style-name="T4"/></text:p>
      <text:p text:style-name="P2"><text:span text:style-name="T4">further resources:</text:span></text:p>
      <text:p text:style-name="P2"><text:span text:style-name="T4"><text:tab/></text:span><text:a xlink:type="simple" xlink:href="http://www.iom3.org/news/lost-translation-science-media"><text:span text:style-name="T4">http://www.iom3.org/news/lost-translation-science-media</text:span></text:a></text:p>
      <text:p text:style-name="Standard"><text:span text:style-name="T3"><text:tab/><text:tab/>“</text:span><text:span text:style-name="T4">This was never more apparent then when scare stories surfaced about the alleged<text:tab/><text:tab/><text:tab/> dangers of autism in children injected with the triple measles, mumps and rubella<text:tab/><text:tab/><text:tab/> (MMR) vaccine.”</text:span></text:p>
      <text:p text:style-name="Standard"><text:span text:style-name="T4"/></text:p>
      <text:p text:style-name="P3"><text:span text:style-name="T4"><text:tab/>“The main point for academics and industry is to try to understand the mindset of the<text:tab/><text:tab/> news journalist by respecting deadlines and filtering their research down to two or three<text:tab/><text:tab/> key<text:tab/> messages (see below for top tips for preparation). ‘Don’t expect to be able to<text:tab/><text:tab/> read your academic paper and leave it to the journalist to decipher the key points – they<text:tab/><text:tab/> might get it wrong,’ says Sheldon. ‘Also, pick your favourite bits of misinformation and<text:tab/> deal with them directly. Try to meet the possibility of sensationalism head on and pre<text:tab/>-empt the question.’”</text:span></text:p>
      <text:p text:style-name="P3"><text:span text:style-name="T4"/></text:p>
      <text:p text:style-name="P3"><text:a xlink:type="simple" xlink:href="http://www.psychologytoday.com/blog/minds-animals/200908/when-science-meets-media"><text:span text:style-name="T4">http://www.psychologytoday.com/blog/minds-animals/200908/when-science-meets-media</text:span></text:a></text:p>
      <text:p text:style-name="P3"><text:span text:style-name="T4"/></text:p>
      <text:p text:style-name="P3"><text:span text:style-name="T4"/></text:p>
      <text:p text:style-name="P4"><text:span text:style-name="T4"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Chen</meta:initial-creator>
    <meta:creation-date>2011-04-12T22:07:28</meta:creation-date>
    <dc:date>2011-04-12T22:40:08</dc:date>
    <dc:creator>Robert Chen</dc:creator>
    <meta:editing-duration>PT00H32M43S</meta:editing-duration>
    <meta:editing-cycles>7</meta:editing-cycles>
    <meta:generator>OpenOffice.org/3.2$Unix OpenOffice.org_project/320m12$Build-9483</meta:generator>
    <meta:printed-by>Robert Chen</meta:printed-by>
    <meta:print-date>2011-04-12T22:37:49</meta:print-date>
    <meta:document-statistic meta:table-count="0" meta:image-count="0" meta:object-count="0" meta:page-count="1" meta:paragraph-count="19" meta:word-count="208" meta:character-count="1410"/>
  </office:meta>
</office:document-meta>
</file>